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font-size="10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0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P Namespace</text:h>
      <text:p text:style-name="Standard"/>
      <text:p text:style-name="Text_20_body"><text:span text:style-name="Strong_20_Emphasis">Summary</text:span>: in this tutorial, you’ll learn about PHP namespaces, how to define classes that belong to a namespace, and how to use namespaces.</text:p>
      <text:h text:style-name="Heading_20_2" text:outline-level="2">Why namespaces</text:h>
      <text:p text:style-name="Text_20_body">When your project grows in complexity, you’ll need to integrate the code from others. Sooner or later, you’ll find that your code has different <text:a xlink:type="simple" xlink:href="https://www.phptutorial.net/php-oop/php-objects/" text:style-name="Internet_20_link" text:visited-style-name="Visited_20_Internet_20_Link">classes</text:a> with the same name. This problem is known as <text:span text:style-name="Strong_20_Emphasis">name collision</text:span>.</text:p>
      <text:p text:style-name="Text_20_body">To resolve it, you can use namespaces. PHP supported namespaces since version 5.3.</text:p>
      <text:h text:style-name="Heading_20_2" text:outline-level="2">What is a namespace</text:h>
      <text:p text:style-name="Text_20_body">It’s easier to understand namespaces by analogy to the directory structure in a filesystem.</text:p>
      <text:p text:style-name="Text_20_body">A directory stores related files, which is similar to a namespace that groups related classes.</text:p>
      <text:p text:style-name="Text_20_body">A directory doesn’t allow you to have two files with the same name. However, you can have files with the same names in different directories. Likewise, namespaces mimic the same principle.</text:p>
      <text:p text:style-name="Text_20_body">By definition, namespaces provide you with a way to group related classes and help you avoid any potential name collisions.</text:p>
      <text:p text:style-name="Text_20_body">Namespaces are not limited to group classes. They can group other identifiers, including <text:a xlink:type="simple" xlink:href="https://www.phptutorial.net/php-tutorial/php-functions/" text:style-name="Internet_20_link" text:visited-style-name="Visited_20_Internet_20_Link">functions</text:a>, <text:a xlink:type="simple" xlink:href="https://www.phptutorial.net/php-tutorial/php-constants/" text:style-name="Internet_20_link" text:visited-style-name="Visited_20_Internet_20_Link">constants</text:a>, <text:a xlink:type="simple" xlink:href="https://www.phptutorial.net/php-tutorial/php-variable-variables/" text:style-name="Internet_20_link" text:visited-style-name="Visited_20_Internet_20_Link">variables</text:a>, etc.</text:p>
      <text:h text:style-name="Heading_20_2" text:outline-level="2">Set up a directory structure</text:h>
      <text:p text:style-name="Text_20_body">First, create a project directory, e.g., <text:span text:style-name="Source_20_Text">store</text:span> and create a new <text:span text:style-name="Source_20_Text">index.php</text:span> file in the directory.</text:p>
      <text:p text:style-name="Text_20_body">Second, create <text:span text:style-name="Source_20_Text">src</text:span> directory in the project directory and <text:span text:style-name="Source_20_Text">Model</text:span> directory in the <text:span text:style-name="Source_20_Text">src</text:span> directory.</text:p>
      <text:p text:style-name="Text_20_body">Third, create a new file called <text:span text:style-name="Source_20_Text">Customer.php</text:span> in the <text:span text:style-name="Source_20_Text">Model</text:span> directory with the following cod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class Customer</text:span></text:p>
      <text:p text:style-name="Preformatted_20_Text"><text:span text:style-name="Source_20_Text">{</text:span></text:p>
      <text:p text:style-name="Preformatted_20_Text"><text:span text:style-name="Source_20_Text"><text:s text:c="4"/>private $name;</text:span></text:p>
      <text:p text:style-name="Preformatted_20_Text"/>
      <text:p text:style-name="Preformatted_20_Text"><text:span text:style-name="Source_20_Text"><text:s text:c="4"/>public function __construct($nam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1"/>Code language: HTML, XML (xml)</text:p>
      <text:p text:style-name="Text_20_body"><text:soft-page-break/>The directory looks like the following:</text:p>
      <text:p text:style-name="Preformatted_20_Text"><text:span text:style-name="Source_20_Text">.</text:span></text:p>
      <text:p text:style-name="Preformatted_20_Text"><text:span text:style-name="Source_20_Text">├── index.php</text:span></text:p>
      <text:p text:style-name="Preformatted_20_Text"><text:span text:style-name="Source_20_Text">└── src</text:span></text:p>
      <text:p text:style-name="Preformatted_20_Text"><text:span text:style-name="Source_20_Text"><text:s text:c="4"/>└── Model</text:span></text:p>
      <text:p text:style-name="Preformatted_20_Text"><text:span text:style-name="Source_20_Text"><text:s text:c="8"/>└── Customer.php</text:span></text:p>
      <text:p text:style-name="P1"><text:bookmark text:name="shcb-language-2"/>Code language: plaintext (plaintext)</text:p>
      <text:h text:style-name="Heading_20_2" text:outline-level="2">Define a namespace</text:h>
      <text:p text:style-name="Text_20_body">To define a namespace, you place the <text:span text:style-name="Source_20_Text">namespace</text:span> keyword followed by a name at the very top of the page. The following example gives the <text:span text:style-name="Source_20_Text">Customer</text:span> class with a namespace <text:span text:style-name="Source_20_Text">Store\Model</text:span>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Store\Model;</text:span></text:p>
      <text:p text:style-name="Preformatted_20_Text"/>
      <text:p text:style-name="Preformatted_20_Text"><text:span text:style-name="Source_20_Text">class Customer</text:span></text:p>
      <text:p text:style-name="Preformatted_20_Text"><text:span text:style-name="Source_20_Text">{</text:span></text:p>
      <text:p text:style-name="Preformatted_20_Text"><text:span text:style-name="Source_20_Text"><text:s text:c="4"/>private $name;</text:span></text:p>
      <text:p text:style-name="Preformatted_20_Text"/>
      <text:p text:style-name="Preformatted_20_Text"><text:span text:style-name="Source_20_Text"><text:s text:c="4"/>public function __construct($nam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3"/>Code language: HTML, XML (xml)</text:p>
      <text:list xml:id="list3576783479" text:style-name="L1">
        <text:list-item>
          <text:p text:style-name="P7">It’s customary to assign the <text:span text:style-name="Source_20_Text">src</text:span> directory the <text:span text:style-name="Source_20_Text">Store</text:span> namespace. And you can replace <text:span text:style-name="Source_20_Text">Store</text:span> with your brand name, e.g., Apple.</text:p>
        </text:list-item>
        <text:list-item>
          <text:p text:style-name="P4">It’s a good practice to imitate the directory structure with the namespace to find classes more easily. For example, every class within the directory will get the namespace <text:span text:style-name="Source_20_Text">Store\Model</text:span>.</text:p>
        </text:list-item>
      </text:list>
      <text:h text:style-name="Heading_20_2" text:outline-level="2">Use a class that belongs to a namespace</text:h>
      <text:p text:style-name="Text_20_body">To use a class that belongs to a namespace in the <text:span text:style-name="Source_20_Text">index.php</text:span>, you need to include the file and use the class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/>
      <text:p text:style-name="Preformatted_20_Text"><text:span text:style-name="Source_20_Text">$customer = new Customer('Bob');</text:span></text:p>
      <text:p text:style-name="Preformatted_20_Text"><text:span text:style-name="Source_20_Text">echo $customer-&gt;getName();</text:span></text:p>
      <text:p text:style-name="P1"><text:bookmark text:name="shcb-language-4"/>Code language: HTML, XML (xml)</text:p>
      <text:p text:style-name="Text_20_body">If you open the <text:span text:style-name="Source_20_Text">index.php</text:span>, you’ll get a fatal error:</text:p>
      <text:p text:style-name="Preformatted_20_Text"><text:span text:style-name="Source_20_Text">Fatal error: Uncaught Error: Class 'Customer' not found in...</text:span></text:p>
      <text:p text:style-name="P1"><text:bookmark text:name="shcb-language-5"/>Code language: JavaScript (javascript)</text:p>
      <text:p text:style-name="Text_20_body"><text:soft-page-break/>Since the <text:span text:style-name="Source_20_Text">Customer</text:span> class now is namespaced, you need to use the fully qualified name that includes the namespace like this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/>
      <text:p text:style-name="Preformatted_20_Text"><text:span text:style-name="Source_20_Text">$customer = new Store\Model\Customer('Bob');</text:span></text:p>
      <text:p text:style-name="Preformatted_20_Text"><text:span text:style-name="Source_20_Text">echo $customer-&gt;getName();</text:span></text:p>
      <text:p text:style-name="P1"><text:bookmark text:name="shcb-language-6"/>Code language: HTML, XML (xml)</text:p>
      <text:p text:style-name="Text_20_body">Now, it should work properly.</text:p>
      <text:h text:style-name="Heading_20_2" text:outline-level="2">Import a namespace</text:h>
      <text:p text:style-name="Text_20_body">To avoid using the fully qualified names from a namespace, you can import the namespace with the <text:span text:style-name="Source_20_Text">use</text:span> operator like this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><text:span text:style-name="Source_20_Text">use Store\Model;</text:span></text:p>
      <text:p text:style-name="Preformatted_20_Text"/>
      <text:p text:style-name="Preformatted_20_Text"><text:span text:style-name="Source_20_Text">$customer = new Model\Customer('Bob');</text:span></text:p>
      <text:p text:style-name="Preformatted_20_Text"><text:span text:style-name="Source_20_Text">echo $customer-&gt;getName();</text:span></text:p>
      <text:p text:style-name="P1"><text:bookmark text:name="shcb-language-7"/>Code language: HTML, XML (xml)</text:p>
      <text:p text:style-name="Text_20_body">Now, you just need to prefix the class name with <text:span text:style-name="Source_20_Text">Model</text:span>.</text:p>
      <text:h text:style-name="Heading_20_2" text:outline-level="2">Import a class from a namespace</text:h>
      <text:p text:style-name="Text_20_body">PHP allows you to import a class from a namespace instead of importing the namespace. For exampl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><text:span text:style-name="Source_20_Text">use Store\Model\Customer;</text:span></text:p>
      <text:p text:style-name="Preformatted_20_Text"/>
      <text:p text:style-name="Preformatted_20_Text"><text:span text:style-name="Source_20_Text">$customer = new Customer('Bob');</text:span></text:p>
      <text:p text:style-name="Preformatted_20_Text"><text:span text:style-name="Source_20_Text">echo $customer-&gt;getName();</text:span></text:p>
      <text:p text:style-name="P1"><text:bookmark text:name="shcb-language-8"/>Code language: HTML, XML (xml)</text:p>
      <text:p text:style-name="Text_20_body">In this example, we use the <text:span text:style-name="Source_20_Text">use</text:span> operator to import the <text:span text:style-name="Source_20_Text">Customer</text:span> class from the <text:span text:style-name="Source_20_Text">Store\Model</text:span> namespace. Therefore, we don’t have to prefix the class name with the namespace.</text:p>
      <text:h text:style-name="Heading_20_2" text:outline-level="2">Import multiple classes from a namespace</text:h>
      <text:p text:style-name="Text_20_body">First, create a new file called <text:span text:style-name="Source_20_Text">Product.php</text:span> in the <text:span text:style-name="Source_20_Text">src/Model</text:span> directory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Store\Model;</text:span></text:p>
      <text:p text:style-name="Preformatted_20_Text"/>
      <text:p text:style-name="Preformatted_20_Text"><text:span text:style-name="Source_20_Text">class Product</text:span></text:p>
      <text:p text:style-name="Preformatted_20_Text"><text:span text:style-name="Source_20_Text">{</text:span></text:p>
      <text:p text:style-name="Preformatted_20_Text"><text:span text:style-name="Source_20_Text">}</text:span></text:p>
      <text:p text:style-name="P1"><text:bookmark text:name="shcb-language-9"/><text:soft-page-break/>Code language: HTML, XML (xml)</text:p>
      <text:p text:style-name="Text_20_body">For demonstration purposes, the <text:span text:style-name="Source_20_Text">Product</text:span> class is empty. Now, the directory structure looks like the following:</text:p>
      <text:p text:style-name="Preformatted_20_Text"><text:span text:style-name="Source_20_Text">.</text:span></text:p>
      <text:p text:style-name="Preformatted_20_Text"><text:span text:style-name="Source_20_Text">├── index.php</text:span></text:p>
      <text:p text:style-name="Preformatted_20_Text"><text:span text:style-name="Source_20_Text">└── src</text:span></text:p>
      <text:p text:style-name="Preformatted_20_Text"><text:span text:style-name="Source_20_Text"><text:s text:c="4"/>└── Model</text:span></text:p>
      <text:p text:style-name="Preformatted_20_Text"><text:span text:style-name="Source_20_Text"><text:s text:c="8"/>├── Customer.php</text:span></text:p>
      <text:p text:style-name="Preformatted_20_Text"><text:span text:style-name="Source_20_Text"><text:s text:c="8"/>└── Product.php</text:span></text:p>
      <text:p text:style-name="P1"><text:bookmark text:name="shcb-language-10"/>Code language: plaintext (plaintext)</text:p>
      <text:p text:style-name="Text_20_body">To use both <text:span text:style-name="Source_20_Text">Customer</text:span> and <text:span text:style-name="Source_20_Text">Product</text:span> classes from the <text:span text:style-name="Source_20_Text">index.php</text:span>, you can import them individually like befor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><text:span text:style-name="Source_20_Text">require 'src/Model/Product.php';</text:span></text:p>
      <text:p text:style-name="Preformatted_20_Text"/>
      <text:p text:style-name="Preformatted_20_Text"><text:span text:style-name="Source_20_Text">use Store\Model\Customer;</text:span></text:p>
      <text:p text:style-name="Preformatted_20_Text"><text:span text:style-name="Source_20_Text">use Store\Model\Product;</text:span></text:p>
      <text:p text:style-name="Preformatted_20_Text"/>
      <text:p text:style-name="Preformatted_20_Text"><text:span text:style-name="Source_20_Text">$customer = new Customer('Bob');</text:span></text:p>
      <text:p text:style-name="Preformatted_20_Text"><text:span text:style-name="Source_20_Text">echo $customer-&gt;getName();</text:span></text:p>
      <text:p text:style-name="Preformatted_20_Text"/>
      <text:p text:style-name="Preformatted_20_Text"><text:span text:style-name="Source_20_Text">$product = new Product();</text:span></text:p>
      <text:p text:style-name="P1"><text:bookmark text:name="shcb-language-11"/>Code language: HTML, XML (xml)</text:p>
      <text:p text:style-name="Text_20_body">When the number of imported classes grows, your code will become more verbose. So instead of importing each individual class, you can import all the classes using a single statement:</text:p>
      <text:p text:style-name="Preformatted_20_Text"><text:span text:style-name="Source_20_Text">use namespace\{className1, className2, ...}</text:span></text:p>
      <text:p text:style-name="P1"><text:bookmark text:name="shcb-language-12"/>Code language: PHP (php)</text:p>
      <text:p text:style-name="Text_20_body">For exampl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Model/Customer.php';</text:span></text:p>
      <text:p text:style-name="Preformatted_20_Text"><text:span text:style-name="Source_20_Text">require 'src/Model/Product.php';</text:span></text:p>
      <text:p text:style-name="Preformatted_20_Text"/>
      <text:p text:style-name="Preformatted_20_Text"><text:span text:style-name="Source_20_Text">use Store\Model\{Customer, Product};</text:span></text:p>
      <text:p text:style-name="Preformatted_20_Text"/>
      <text:p text:style-name="Preformatted_20_Text"><text:span text:style-name="Source_20_Text">$customer = new Customer('Bob');</text:span></text:p>
      <text:p text:style-name="Preformatted_20_Text"/>
      <text:p text:style-name="Preformatted_20_Text"><text:span text:style-name="Source_20_Text">echo $customer-&gt;getName();</text:span></text:p>
      <text:p text:style-name="Preformatted_20_Text"/>
      <text:p text:style-name="Preformatted_20_Text"><text:span text:style-name="Source_20_Text">$product = new Product();</text:span></text:p>
      <text:p text:style-name="P1"><text:bookmark text:name="shcb-language-13"/>Code language: HTML, XML (xml)</text:p>
      <text:h text:style-name="Heading_20_2" text:outline-level="2">Alias classes from a namespace</text:h>
      <text:p text:style-name="Text_20_body">First, create a new directory called <text:span text:style-name="Source_20_Text">Database</text:span> under the project directory and place a new file <text:span text:style-name="Source_20_Text">Logger.php</text:span> in the <text:span text:style-name="Source_20_Text">Database</text:span> directory with the following code:</text:p>
      <text:p text:style-name="Preformatted_20_Text"><text:span text:style-name="Source_20_Text">&lt;?php</text:span></text:p>
      <text:p text:style-name="Preformatted_20_Text"/>
      <text:p text:style-name="Preformatted_20_Text"><text:soft-page-break/><text:span text:style-name="Source_20_Text">namespace Store\Database;</text:span></text:p>
      <text:p text:style-name="Preformatted_20_Text"/>
      <text:p text:style-name="Preformatted_20_Text"><text:span text:style-name="Source_20_Text">class Logger</text:span></text:p>
      <text:p text:style-name="Preformatted_20_Text"><text:span text:style-name="Source_20_Text">{</text:span></text:p>
      <text:p text:style-name="Preformatted_20_Text"><text:span text:style-name="Source_20_Text"><text:s text:c="4"/>public function log($messag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ar_dump('Log ' . $message . ' to the database.'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14"/>Code language: HTML, XML (xml)</text:p>
      <text:p text:style-name="Text_20_body">Second, create a new directory <text:span text:style-name="Source_20_Text">Utils</text:span> under the project directory and create a new Logger.php in the <text:span text:style-name="Source_20_Text">Utils</text:span> directory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Store\Utils;</text:span></text:p>
      <text:p text:style-name="Preformatted_20_Text"/>
      <text:p text:style-name="Preformatted_20_Text"><text:span text:style-name="Source_20_Text">class Logger</text:span></text:p>
      <text:p text:style-name="Preformatted_20_Text"><text:span text:style-name="Source_20_Text">{</text:span></text:p>
      <text:p text:style-name="Preformatted_20_Text"><text:span text:style-name="Source_20_Text"><text:s text:c="4"/>public function log($messag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ar_dump('Log ' . $message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15"/>Code language: HTML, XML (xml)</text:p>
      <text:p text:style-name="Text_20_body">Now, you have two classes with the same name in different namespaces:</text:p>
      <text:p text:style-name="Preformatted_20_Text"><text:span text:style-name="Source_20_Text">.</text:span></text:p>
      <text:p text:style-name="Preformatted_20_Text"><text:span text:style-name="Source_20_Text">├── index.php</text:span></text:p>
      <text:p text:style-name="Preformatted_20_Text"><text:span text:style-name="Source_20_Text">└── src</text:span></text:p>
      <text:p text:style-name="Preformatted_20_Text"><text:span text:style-name="Source_20_Text"><text:s text:c="4"/>├── Database</text:span></text:p>
      <text:p text:style-name="Preformatted_20_Text"><text:span text:style-name="Source_20_Text"><text:s text:c="4"/>│ <text:s text:c="2"/>└── Logger.php</text:span></text:p>
      <text:p text:style-name="Preformatted_20_Text"><text:span text:style-name="Source_20_Text"><text:s text:c="4"/>├── Model</text:span></text:p>
      <text:p text:style-name="Preformatted_20_Text"><text:span text:style-name="Source_20_Text"><text:s text:c="4"/>│ <text:s text:c="2"/>├── Customer.php</text:span></text:p>
      <text:p text:style-name="Preformatted_20_Text"><text:span text:style-name="Source_20_Text"><text:s text:c="4"/>│ <text:s text:c="2"/>└── Product.php</text:span></text:p>
      <text:p text:style-name="Preformatted_20_Text"><text:span text:style-name="Source_20_Text"><text:s text:c="4"/>└── Utils</text:span></text:p>
      <text:p text:style-name="Preformatted_20_Text"><text:span text:style-name="Source_20_Text"><text:s text:c="8"/>└── Logger.php</text:span></text:p>
      <text:p text:style-name="P1"><text:bookmark text:name="shcb-language-16"/>Code language: plaintext (plaintext)</text:p>
      <text:p text:style-name="Text_20_body">Third, import <text:span text:style-name="Source_20_Text">Logger</text:span> classes from both namespaces <text:span text:style-name="Source_20_Text">Store\Utils</text:span> and <text:span text:style-name="Source_20_Text">Database\Logger</text:span> into the <text:span text:style-name="Source_20_Text">index.php</text:span> fil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Utils/Logger.php';</text:span></text:p>
      <text:p text:style-name="Preformatted_20_Text"><text:span text:style-name="Source_20_Text">require 'src/Database/Logger.php';</text:span></text:p>
      <text:p text:style-name="Preformatted_20_Text"/>
      <text:p text:style-name="Preformatted_20_Text"><text:span text:style-name="Source_20_Text">use Store\Utils\Logger;</text:span></text:p>
      <text:p text:style-name="Preformatted_20_Text"><text:span text:style-name="Source_20_Text">use Store\Database\Logger;</text:span></text:p>
      <text:p text:style-name="P1"><text:bookmark text:name="shcb-language-17"/>Code language: HTML, XML (xml)</text:p>
      <text:p text:style-name="Text_20_body">PHP raises the following error:</text:p>
      <text:p text:style-name="Preformatted_20_Text"><text:span text:style-name="Source_20_Text">Fatal error: Cannot use Store\Database\Logger as Logger because the name is already in use in...</text:span></text:p>
      <text:p text:style-name="P1"><text:bookmark text:name="shcb-language-18"/>Code language: plaintext (plaintext)</text:p>
      <text:p text:style-name="Text_20_body">To avoid this, you can just import the namespaces:</text:p>
      <text:p text:style-name="Preformatted_20_Text"><text:soft-page-break/><text:span text:style-name="Source_20_Text">&lt;?php</text:span></text:p>
      <text:p text:style-name="Preformatted_20_Text"/>
      <text:p text:style-name="Preformatted_20_Text"><text:span text:style-name="Source_20_Text">require 'src/Utils/Logger.php';</text:span></text:p>
      <text:p text:style-name="Preformatted_20_Text"><text:span text:style-name="Source_20_Text">require 'src/Database/Logger.php';</text:span></text:p>
      <text:p text:style-name="Preformatted_20_Text"/>
      <text:p text:style-name="Preformatted_20_Text"><text:span text:style-name="Source_20_Text">use Store\Utils;</text:span></text:p>
      <text:p text:style-name="Preformatted_20_Text"><text:span text:style-name="Source_20_Text">use Store\Database;</text:span></text:p>
      <text:p text:style-name="Preformatted_20_Text"/>
      <text:p text:style-name="Preformatted_20_Text"><text:span text:style-name="Source_20_Text">$loggers = [</text:span></text:p>
      <text:p text:style-name="Preformatted_20_Text"><text:span text:style-name="Source_20_Text"><text:s text:c="4"/>new Utils\Logger(),</text:span></text:p>
      <text:p text:style-name="Preformatted_20_Text"><text:span text:style-name="Source_20_Text"><text:s text:c="4"/>new Database\Logger()</text:span></text:p>
      <text:p text:style-name="Preformatted_20_Text"><text:span text:style-name="Source_20_Text">];</text:span></text:p>
      <text:p text:style-name="P1"><text:bookmark text:name="shcb-language-19"/>Code language: HTML, XML (xml)</text:p>
      <text:p text:style-name="Text_20_body">Or you can give a class an alias when importing it:</text:p>
      <text:p text:style-name="Preformatted_20_Text"><text:span text:style-name="Source_20_Text">import namespace\className as newClassName;</text:span></text:p>
      <text:p text:style-name="P1"><text:bookmark text:name="shcb-language-20"/>Code language: JavaScript (javascript)</text:p>
      <text:p text:style-name="Text_20_body">The following example assigns the <text:span text:style-name="Source_20_Text">DatabaseLogger</text:span> class an alias to the <text:span text:style-name="Source_20_Text">Store\Database\Logger</text:span> class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src/Utils/Logger.php';</text:span></text:p>
      <text:p text:style-name="Preformatted_20_Text"><text:span text:style-name="Source_20_Text">require 'src/Database/Logger.php';</text:span></text:p>
      <text:p text:style-name="Preformatted_20_Text"/>
      <text:p text:style-name="Preformatted_20_Text"><text:span text:style-name="Source_20_Text">use Store\Utils\Logger;</text:span></text:p>
      <text:p text:style-name="Preformatted_20_Text"><text:span text:style-name="Source_20_Text">use Store\Database\Logger as DatabaseLogger;</text:span></text:p>
      <text:p text:style-name="Preformatted_20_Text"/>
      <text:p text:style-name="Preformatted_20_Text"><text:span text:style-name="Source_20_Text">$loggers = [</text:span></text:p>
      <text:p text:style-name="Preformatted_20_Text"><text:span text:style-name="Source_20_Text"><text:s text:c="4"/>new Logger(),</text:span></text:p>
      <text:p text:style-name="Preformatted_20_Text"><text:span text:style-name="Source_20_Text"><text:s text:c="4"/>new DatabaseLogger()</text:span></text:p>
      <text:p text:style-name="Preformatted_20_Text"><text:span text:style-name="Source_20_Text">];</text:span></text:p>
      <text:p text:style-name="P1"><text:bookmark text:name="shcb-language-21"/>Code language: HTML, XML (xml)</text:p>
      <text:h text:style-name="Heading_20_2" text:outline-level="2">Use classes from the global namespace</text:h>
      <text:p text:style-name="Text_20_body">To use global classes such as built-in classes or user-defined classes without a namespace, you need to precede the name of such classes with a backslash (<text:span text:style-name="Source_20_Text">\</text:span>).</text:p>
      <text:p text:style-name="Text_20_body">The following example shows how to use the built-in DateTime class in the App namespace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;</text:span></text:p>
      <text:p text:style-name="Preformatted_20_Text"/>
      <text:p text:style-name="Preformatted_20_Text"><text:span text:style-name="Source_20_Text">$publish_at = new \DateTime();</text:span></text:p>
      <text:p text:style-name="Preformatted_20_Text"/>
      <text:p text:style-name="Preformatted_20_Text"><text:span text:style-name="Source_20_Text">echo $publish_at-&gt;format('Y-m-d H:i:s');</text:span></text:p>
      <text:p text:style-name="P1"><text:bookmark text:name="shcb-language-22"/>Code language: HTML, XML (xml)</text:p>
      <text:h text:style-name="Heading_20_2" text:outline-level="2">Summary</text:h>
      <text:list xml:id="list3574581922" text:style-name="L2">
        <text:list-item>
          <text:p text:style-name="P8">Use a namespace to group related classes.</text:p>
        </text:list-item>
        <text:list-item>
          <text:p text:style-name="P8">Mimic the directory structure with the namespaces to make it easier to find the classes.</text:p>
        </text:list-item>
        <text:list-item>
          <text:p text:style-name="P8">Use the <text:span text:style-name="Source_20_Text">use</text:span> operator to import a namespace or a class from a namespace.</text:p>
        </text:list-item>
        <text:list-item>
          <text:p text:style-name="P5"><text:soft-page-break/>Use the <text:span text:style-name="Source_20_Text">as</text:span> keyword to assign a namespace or a class of a namespace an alias.</text:p>
        </text:list-item>
      </text:list>
      <text:p text:style-name="Standard"><text:a xlink:type="simple" xlink:href="https://www.phptutorial.net/php-oop/php-namespace/" text:style-name="Internet_20_link" text:visited-style-name="Visited_20_Internet_20_Link">https://www.phptutorial.net/php-oop/php-namespace/</text:a></text:p>
      <text:p text:style-name="Standard"/>
      <text:h text:style-name="P2" text:outline-level="1">PHP Composer Autoload</text:h>
      <text:p text:style-name="Text_20_body"><text:span text:style-name="Strong_20_Emphasis">Summary</text:span>: in this tutorial, you’ll learn how to use Composer to autoload PHP classes from files using PSR-4 standard.</text:p>
      <text:h text:style-name="Heading_20_2" text:outline-level="2">Loading classes using the require_once construct</text:h>
      <text:p text:style-name="Text_20_body">First, create the following directory structure with files:</text:p>
      <text:p text:style-name="Preformatted_20_Text"><text:span text:style-name="Source_20_Text">.</text:span></text:p>
      <text:p text:style-name="Preformatted_20_Text"><text:span text:style-name="Source_20_Text">├── app</text:span></text:p>
      <text:p text:style-name="Preformatted_20_Text"><text:span text:style-name="Source_20_Text">│ <text:s text:c="2"/>├── bootstrap.php</text:span></text:p>
      <text:p text:style-name="Preformatted_20_Text"><text:span text:style-name="Source_20_Text">│ <text:s text:c="2"/>└── models</text:span></text:p>
      <text:p text:style-name="Preformatted_20_Text"><text:span text:style-name="Source_20_Text">│ <text:s text:c="6"/>└── User.php</text:span></text:p>
      <text:p text:style-name="Preformatted_20_Text"><text:span text:style-name="Source_20_Text">└── index.php</text:span></text:p>
      <text:p text:style-name="P1"><text:bookmark text:name="shcb-language-110"/>Code language: PHP (php)</text:p>
      <text:p text:style-name="Text_20_body">The <text:span text:style-name="Source_20_Text">User.php</text:span> file in the <text:span text:style-name="Source_20_Text">models</text:span> folder holds the <text:span text:style-name="Source_20_Text">User</text:span> <text:a xlink:type="simple" xlink:href="https://www.phptutorial.net/php-oop/php-objects/" text:style-name="Internet_20_link" text:visited-style-name="Visited_20_Internet_20_Link">class</text:a>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class User</text:span></text:p>
      <text:p text:style-name="Preformatted_20_Text"><text:span text:style-name="Source_20_Text">{</text:span></text:p>
      <text:p text:style-name="Preformatted_20_Text"><text:span text:style-name="Source_20_Text"><text:s text:c="4"/>private $username;</text:span></text:p>
      <text:p text:style-name="Preformatted_20_Text"/>
      <text:p text:style-name="Preformatted_20_Text"><text:span text:style-name="Source_20_Text"><text:s text:c="4"/>private $password;</text:span></text:p>
      <text:p text:style-name="Preformatted_20_Text"/>
      <text:p text:style-name="Preformatted_20_Text"><text:span text:style-name="Source_20_Text"><text:s text:c="4"/>public function __construct($username, $passwor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username = $username;</text:span></text:p>
      <text:p text:style-name="Preformatted_20_Text"><text:span text:style-name="Source_20_Text"><text:s text:c="8"/>$this-&gt;password = password_hash($password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Username(): string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$this-&gt;user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23"/>Code language: PHP (php)</text:p>
      <text:p text:style-name="Text_20_body">The <text:span text:style-name="Source_20_Text">User</text:span> is a simple class. It has two properties <text:span text:style-name="Source_20_Text">$username</text:span> and <text:span text:style-name="Source_20_Text">$password</text:span>. The <text:a xlink:type="simple" xlink:href="https://www.phptutorial.net/php-oop/php-constructors/" text:style-name="Internet_20_link" text:visited-style-name="Visited_20_Internet_20_Link">constructor</text:a> initializes the properties from its arguments. Also, it uses the <text:span text:style-name="Source_20_Text">password_hash()</text:span> function to hash the <text:span text:style-name="Source_20_Text">$password</text:span>.</text:p>
      <text:p text:style-name="Text_20_body">The <text:span text:style-name="Source_20_Text">bootstrap.php</text:span> file uses the <text:a xlink:type="simple" xlink:href="https://www.phptutorial.net/php-tutorial/php-require/" text:style-name="Internet_20_link" text:visited-style-name="Visited_20_Internet_20_Link"><text:span text:style-name="Source_20_Text">require_once</text:span></text:a> construct to load the <text:span text:style-name="Source_20_Text">User</text:span> class from the <text:span text:style-name="Source_20_Text">User.php</text:span> file in the <text:span text:style-name="Source_20_Text">models</text:span> folder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_once 'models/User.php';</text:span></text:p>
      <text:p text:style-name="P1"><text:bookmark text:name="shcb-language-31"/>Code language: PHP (php)</text:p>
      <text:p text:style-name="Text_20_body">When you have more classes in the <text:span text:style-name="Source_20_Text">models</text:span> folder, you can add more <text:span text:style-name="Source_20_Text">require_once</text:span> statement to the <text:span text:style-name="Source_20_Text">bootstrap.php</text:span> file to load those classes.</text:p>
      <text:p text:style-name="Text_20_body">The <text:span text:style-name="Source_20_Text">index.php</text:span> file loads the <text:span text:style-name="Source_20_Text">bootstrap.php</text:span> file and uses the <text:span text:style-name="Source_20_Text">User</text:span> class:</text:p>
      <text:p text:style-name="Preformatted_20_Text"><text:soft-page-break/><text:span text:style-name="Source_20_Text">&lt;?php</text:span></text:p>
      <text:p text:style-name="Preformatted_20_Text"/>
      <text:p text:style-name="Preformatted_20_Text"><text:span text:style-name="Source_20_Text">require './app/bootstrap.php';</text:span></text:p>
      <text:p text:style-name="Preformatted_20_Text"/>
      <text:p text:style-name="Preformatted_20_Text"><text:span text:style-name="Source_20_Text">$user = new User('admin', '$ecurePa$$w0rd1');</text:span></text:p>
      <text:p text:style-name="P1"><text:bookmark text:name="shcb-language-41"/>Code language: PHP (php)</text:p>
      <text:p text:style-name="Text_20_body">This application structure works well if you have a small number of classes. However, when the application has a large number of classes, the <text:span text:style-name="Source_20_Text">require_once</text:span> doesn’t scale well. In this case, you can use the <text:a xlink:type="simple" xlink:href="https://www.phptutorial.net/php-oop/php-autoloading-class-files/" text:style-name="Internet_20_link" text:visited-style-name="Visited_20_Internet_20_Link"><text:span text:style-name="Source_20_Text">spl_autoload_register()</text:span></text:a> function to<text:a xlink:type="simple" xlink:href="https://www.phptutorial.net/php-oop/php-autoloading-class-files/" text:style-name="Internet_20_link" text:visited-style-name="Visited_20_Internet_20_Link"> automatically loads the classes from their files</text:a>.</text:p>
      <text:p text:style-name="Text_20_body">The problem with the <text:span text:style-name="Source_20_Text">spl_autoload_register()</text:span> function is that you have to implement the autoloader functions by yourself. And your autoloaders may not like autoloaders developed by other developers.</text:p>
      <text:p text:style-name="Text_20_body">Therefore, when you work with a different codebase, you need to study the autoloaders in that particular codebase to understand how they work.</text:p>
      <text:p text:style-name="Text_20_body">This is why Composer comes into play.</text:p>
      <text:h text:style-name="Heading_20_2" text:outline-level="2">Introduction to the Composer</text:h>
      <text:p text:style-name="Text_20_body"><text:a xlink:type="simple" xlink:href="https://getcomposer.org/" office:target-frame-name="_blank" xlink:show="new" text:style-name="Internet_20_link" text:visited-style-name="Visited_20_Internet_20_Link">Composer </text:a>is a dependency manager for PHP. Composer allows you to manage dependencies in your PHP project. In this tutorial, we’ll focus on how to use the Composer for autoloading classes.</text:p>
      <text:p text:style-name="Text_20_body">Before using Composer, you need to download and install it. The official documentation provides you with the <text:a xlink:type="simple" xlink:href="https://getcomposer.org/download/" office:target-frame-name="_blank" xlink:show="new" text:style-name="Internet_20_link" text:visited-style-name="Visited_20_Internet_20_Link">detailed steps of how to download and install Composer on your computer</text:a>.</text:p>
      <text:p text:style-name="Text_20_body">To check whether the Composer installed successfully, you run the following command from the Command Prompt on Windows or Terminal on macOS and Linux:</text:p>
      <text:p text:style-name="Preformatted_20_Text"><text:span text:style-name="Source_20_Text">composer -v</text:span></text:p>
      <text:p text:style-name="P1"><text:bookmark text:name="shcb-language-51"/>Code language: PHP (php)</text:p>
      <text:p text:style-name="Text_20_body">It’ll return the current version and a lot of options that you can use with the <text:span text:style-name="Source_20_Text">composer</text:span> command.</text:p>
      <text:h text:style-name="Heading_20_2" text:outline-level="2">Autoloading classes with Composer</text:h>
      <text:p text:style-name="Text_20_body">Back the the previous example, to use the Composer, you first create a new file called <text:span text:style-name="Source_20_Text">composer.json</text:span> under the project’s root folder. The project directory will look like this:</text:p>
      <text:p text:style-name="Preformatted_20_Text"><text:span text:style-name="Source_20_Text">.</text:span></text:p>
      <text:p text:style-name="Preformatted_20_Text"><text:span text:style-name="Source_20_Text">├── app</text:span></text:p>
      <text:p text:style-name="Preformatted_20_Text"><text:span text:style-name="Source_20_Text">│ <text:s text:c="2"/>├── bootstrap.php</text:span></text:p>
      <text:p text:style-name="Preformatted_20_Text"><text:span text:style-name="Source_20_Text">│ <text:s text:c="2"/>└── models</text:span></text:p>
      <text:p text:style-name="Preformatted_20_Text"><text:span text:style-name="Source_20_Text">│ <text:s text:c="6"/>└── User.php</text:span></text:p>
      <text:p text:style-name="Preformatted_20_Text"><text:span text:style-name="Source_20_Text">├── composer.json</text:span></text:p>
      <text:p text:style-name="Preformatted_20_Text"><text:span text:style-name="Source_20_Text">└── index.php</text:span></text:p>
      <text:p text:style-name="P1"><text:bookmark text:name="shcb-language-61"/>Code language: PHP (php)</text:p>
      <text:p text:style-name="Text_20_body">In the <text:span text:style-name="Source_20_Text">composer.json</text:span>, you add the following code:</text:p>
      <text:p text:style-name="Preformatted_20_Text"><text:span text:style-name="Source_20_Text">{</text:span></text:p>
      <text:p text:style-name="Preformatted_20_Text"><text:span text:style-name="Source_20_Text"><text:s text:c="4"/>"autoload": {</text:span></text:p>
      <text:p text:style-name="Preformatted_20_Text"><text:span text:style-name="Source_20_Text"><text:s text:c="8"/>"classmap": ["app/models"]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71"/>Code language: PHP (php)</text:p>
      <text:p text:style-name="Text_20_body">This code means that Composer will autoload all class files defined the <text:span text:style-name="Source_20_Text">app/models</text:span> folder.</text:p>
      <text:p text:style-name="Text_20_body">If you have classes from other folders that you want to load, you can specify them in <text:span text:style-name="Source_20_Text">classmap</text:span> array:</text:p>
      <text:p text:style-name="Preformatted_20_Text"><text:span text:style-name="Source_20_Text"><text:s text:c="4"/>{</text:span></text:p>
      <text:p text:style-name="Preformatted_20_Text"><text:span text:style-name="Source_20_Text"><text:s text:c="8"/>"autoload": {</text:span></text:p>
      <text:p text:style-name="Preformatted_20_Text"><text:span text:style-name="Source_20_Text"><text:s text:c="12"/>"classmap": ["app/models", "app/services"]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bookmark text:name="shcb-language-81"/>Code language: PHP (php)</text:p>
      <text:p text:style-name="Text_20_body">In this example, Composer will load classes from both <text:span text:style-name="Source_20_Text">models</text:span> and <text:span text:style-name="Source_20_Text">services</text:span> folders under the <text:span text:style-name="Source_20_Text">app</text:span> folder.</text:p>
      <text:p text:style-name="Text_20_body">Next, launch the Command Prompt on Windows or Terminal on macOS and Linux, and navigate to the project directory.</text:p>
      <text:p text:style-name="Text_20_body">Then, type the following command from the project directory:</text:p>
      <text:p text:style-name="Preformatted_20_Text"><text:span text:style-name="Source_20_Text">composer dump-autoload</text:span></text:p>
      <text:p text:style-name="P1"><text:bookmark text:name="shcb-language-91"/>Code language: PHP (php)</text:p>
      <text:p text:style-name="Text_20_body">Composer will generate a directory called <text:span text:style-name="Source_20_Text">vendor</text:span> that contains a number of files like this:</text:p>
      <text:p text:style-name="Preformatted_20_Text"><text:span text:style-name="Source_20_Text">.</text:span></text:p>
      <text:p text:style-name="Preformatted_20_Text"><text:span text:style-name="Source_20_Text">├── app</text:span></text:p>
      <text:p text:style-name="Preformatted_20_Text"><text:span text:style-name="Source_20_Text">│ <text:s text:c="2"/>├── bootstrap.php</text:span></text:p>
      <text:p text:style-name="Preformatted_20_Text"><text:span text:style-name="Source_20_Text">│ <text:s text:c="2"/>└── models</text:span></text:p>
      <text:p text:style-name="Preformatted_20_Text"><text:span text:style-name="Source_20_Text">│ <text:s text:c="6"/>└── User.php</text:span></text:p>
      <text:p text:style-name="Preformatted_20_Text"><text:span text:style-name="Source_20_Text">├── composer.json</text:span></text:p>
      <text:p text:style-name="Preformatted_20_Text"><text:span text:style-name="Source_20_Text">├── index.php</text:span></text:p>
      <text:p text:style-name="Preformatted_20_Text"><text:span text:style-name="Source_20_Text">└── vendor</text:span></text:p>
      <text:p text:style-name="Preformatted_20_Text"><text:span text:style-name="Source_20_Text"><text:s text:c="4"/>├── autoload.php</text:span></text:p>
      <text:p text:style-name="Preformatted_20_Text"><text:span text:style-name="Source_20_Text"><text:s text:c="4"/>└── composer</text:span></text:p>
      <text:p text:style-name="Preformatted_20_Text"><text:span text:style-name="Source_20_Text"><text:s text:c="8"/>├── autoload_classmap.php</text:span></text:p>
      <text:p text:style-name="Preformatted_20_Text"><text:span text:style-name="Source_20_Text"><text:s text:c="8"/>├── autoload_namespaces.php</text:span></text:p>
      <text:p text:style-name="Preformatted_20_Text"><text:span text:style-name="Source_20_Text"><text:s text:c="8"/>├── autoload_psr4.php</text:span></text:p>
      <text:p text:style-name="Preformatted_20_Text"><text:span text:style-name="Source_20_Text"><text:s text:c="8"/>├── autoload_real.php</text:span></text:p>
      <text:p text:style-name="Preformatted_20_Text"><text:span text:style-name="Source_20_Text"><text:s text:c="8"/>├── autoload_static.php</text:span></text:p>
      <text:p text:style-name="Preformatted_20_Text"><text:span text:style-name="Source_20_Text"><text:s text:c="8"/>├── ClassLoader.php</text:span></text:p>
      <text:p text:style-name="Preformatted_20_Text"><text:span text:style-name="Source_20_Text"><text:s text:c="8"/>└── LICENSE</text:span></text:p>
      <text:p text:style-name="P1"><text:bookmark text:name="shcb-language-101"/>Code language: PHP (php)</text:p>
      <text:p text:style-name="Text_20_body">The most important file to you for now is <text:span text:style-name="Source_20_Text">autoload.php</text:span> file.</text:p>
      <text:p text:style-name="Text_20_body">After that, load the <text:span text:style-name="Source_20_Text">autoload.php</text:span> file in the <text:span text:style-name="Source_20_Text">bootstrap.php</text:span> file using the <text:span text:style-name="Source_20_Text">require_once</text:span> construct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_once __DIR__ . '/../vendor/autoload.php';</text:span></text:p>
      <text:p text:style-name="P1"><text:bookmark text:name="shcb-language-111"/>Code language: PHP (php)</text:p>
      <text:p text:style-name="Text_20_body">Finally, you can use the <text:span text:style-name="Source_20_Text">User</text:span> class in the <text:span text:style-name="Source_20_Text">index.php</text:span>:</text:p>
      <text:p text:style-name="Preformatted_20_Text"><text:soft-page-break/><text:span text:style-name="Source_20_Text">&lt;?php</text:span></text:p>
      <text:p text:style-name="Preformatted_20_Text"/>
      <text:p text:style-name="Preformatted_20_Text"><text:span text:style-name="Source_20_Text">require './app/bootstrap.php';</text:span></text:p>
      <text:p text:style-name="Preformatted_20_Text"/>
      <text:p text:style-name="Preformatted_20_Text"><text:span text:style-name="Source_20_Text">$user = new User('admin', '$ecurePa$$w0rd1');</text:span></text:p>
      <text:p text:style-name="P1"><text:bookmark text:name="shcb-language-121"/>Code language: PHP (php)</text:p>
      <text:p text:style-name="Text_20_body">From now, whenever you have a new class in the <text:span text:style-name="Source_20_Text">models</text:span> directory, you need to run the command <text:span text:style-name="Source_20_Text">composer dump-autoload</text:span> again to regenerate the <text:span text:style-name="Source_20_Text">autoload.php</text:span> file.</text:p>
      <text:p text:style-name="Text_20_body">For example, the following defines a new class called <text:span text:style-name="Source_20_Text">Comment</text:span> in the <text:span text:style-name="Source_20_Text">Comment.php</text:span> file under the <text:span text:style-name="Source_20_Text">models</text:span> folder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class Comment</text:span></text:p>
      <text:p text:style-name="Preformatted_20_Text"><text:span text:style-name="Source_20_Text">{</text:span></text:p>
      <text:p text:style-name="Preformatted_20_Text"><text:span text:style-name="Source_20_Text"><text:s text:c="4"/>private $comment;</text:span></text:p>
      <text:p text:style-name="Preformatted_20_Text"/>
      <text:p text:style-name="Preformatted_20_Text"><text:span text:style-name="Source_20_Text"><text:s text:c="4"/>public function __construct(string $commen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comment = $commen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Comment(): string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strip_tags($this-&gt;comment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131"/>Code language: PHP (php)</text:p>
      <text:p text:style-name="Text_20_body">If you don’t run the <text:span text:style-name="Source_20_Text">composer dump-autoload</text:span> command and use the <text:span text:style-name="Source_20_Text">Comment</text:span> class in the <text:span text:style-name="Source_20_Text">index.php</text:span> file, you’ll get an error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./app/bootstrap.php';</text:span></text:p>
      <text:p text:style-name="Preformatted_20_Text"/>
      <text:p text:style-name="Preformatted_20_Text"><text:span text:style-name="Source_20_Text">$user = new User('admin', '$ecurePa$$w0rd1');</text:span></text:p>
      <text:p text:style-name="Preformatted_20_Text"/>
      <text:p text:style-name="Preformatted_20_Text"><text:span text:style-name="Source_20_Text">$comment = new Comment('&lt;h1&gt;Hello&lt;/h1&gt;');</text:span></text:p>
      <text:p text:style-name="Preformatted_20_Text"><text:span text:style-name="Source_20_Text">echo $comment-&gt;getComment();</text:span></text:p>
      <text:p text:style-name="P1"><text:bookmark text:name="shcb-language-141"/>Code language: PHP (php)</text:p>
      <text:p text:style-name="Text_20_body">Error:</text:p>
      <text:p text:style-name="Preformatted_20_Text"><text:span text:style-name="Source_20_Text">Fatal error: Uncaught Error: Class 'Comment' not found in...</text:span></text:p>
      <text:p text:style-name="P1"><text:bookmark text:name="shcb-language-151"/>Code language: PHP (php)</text:p>
      <text:p text:style-name="Text_20_body">However, if you run the <text:span text:style-name="Source_20_Text">composer dump-autoload</text:span> command again, the <text:span text:style-name="Source_20_Text">index.php</text:span> file will work properly.</text:p>
      <text:h text:style-name="Heading_20_2" text:outline-level="2">Composer autoload with PSR-4</text:h>
      <text:p text:style-name="Text_20_body">PSR stands for PHP Standard Recommendation. PSR is a PHP specification published by the PHP Framework Interop Group or PHP-FIG.</text:p>
      <text:p text:style-name="Text_20_body"><text:soft-page-break/>The goals of PSR are to enable interoperability of PHP components and to provide a common technical basis for the implementation of best practices in PHP programming.</text:p>
      <text:p text:style-name="Text_20_body">PHP-FIG has published a lot of PSR starting from PSR-0. <text:a xlink:type="simple" xlink:href="https://www.php-fig.org/psr/" office:target-frame-name="_blank" xlink:show="new" text:style-name="Internet_20_link" text:visited-style-name="Visited_20_Internet_20_Link">For a complete list of PSR, check it out the PSR page</text:a>.</text:p>
      <text:p text:style-name="Text_20_body"><text:a xlink:type="simple" xlink:href="https://www.php-fig.org/psr/psr-4/" office:target-frame-name="_blank" xlink:show="new" text:style-name="Internet_20_link" text:visited-style-name="Visited_20_Internet_20_Link">PSR-4 is auto-loading standard</text:a> that describes the specification for autoloading classes from file paths. https://www.php-fig.org/psr/psr-4/</text:p>
      <text:p text:style-name="Text_20_body">According to the PSR-4, a fully qualified class name has the following structure:</text:p>
      <text:p text:style-name="Preformatted_20_Text"><text:span text:style-name="Source_20_Text"><text:s/>\&lt;NamespaceName&gt;(\&lt;SubNamespaceNames&gt;)*\&lt;ClassName&gt;</text:span></text:p>
      <text:p text:style-name="P1"><text:bookmark text:name="shcb-language-161"/>Code language: PHP (php)</text:p>
      <text:p text:style-name="Text_20_body">The structure starts with a namespace, followed by one or more sub namespaces, and the class name.</text:p>
      <text:p text:style-name="Text_20_body">To comply with PSR-4, you need to structure the previous application like this:</text:p>
      <text:p text:style-name="Preformatted_20_Text"><text:span text:style-name="Source_20_Text">.</text:span></text:p>
      <text:p text:style-name="Preformatted_20_Text"><text:span text:style-name="Source_20_Text">├── app</text:span></text:p>
      <text:p text:style-name="Preformatted_20_Text"><text:span text:style-name="Source_20_Text">│ <text:s text:c="2"/>├── Acme</text:span></text:p>
      <text:p text:style-name="Preformatted_20_Text"><text:span text:style-name="Source_20_Text">│ <text:s text:c="2"/>│ <text:s text:c="2"/>├── Auth</text:span></text:p>
      <text:p text:style-name="Preformatted_20_Text"><text:span text:style-name="Source_20_Text">│ <text:s text:c="2"/>│ <text:s text:c="2"/>│ <text:s text:c="2"/>└── User.php</text:span></text:p>
      <text:p text:style-name="Preformatted_20_Text"><text:span text:style-name="Source_20_Text">│ <text:s text:c="2"/>│ <text:s text:c="2"/>└── Blog</text:span></text:p>
      <text:p text:style-name="Preformatted_20_Text"><text:span text:style-name="Source_20_Text">│ <text:s text:c="2"/>│ <text:s text:c="6"/>└── Comment.php</text:span></text:p>
      <text:p text:style-name="Preformatted_20_Text"><text:span text:style-name="Source_20_Text">│ <text:s text:c="2"/>└── bootstrap.php</text:span></text:p>
      <text:p text:style-name="Preformatted_20_Text"><text:span text:style-name="Source_20_Text">├── composer.json</text:span></text:p>
      <text:p text:style-name="Preformatted_20_Text"><text:span text:style-name="Source_20_Text">└── index.php</text:span></text:p>
      <text:p text:style-name="P1"><text:bookmark text:name="shcb-language-171"/>Code language: PHP (php)</text:p>
      <text:p text:style-name="Text_20_body">The new structure has the following changes:</text:p>
      <text:p text:style-name="Text_20_body">First, the <text:span text:style-name="Source_20_Text">models</text:span> directory is deleted.</text:p>
      <text:p text:style-name="Text_20_body">Second, the <text:span text:style-name="Source_20_Text">User.php</text:span> is under the <text:span text:style-name="Source_20_Text">Acme/Auth</text:span> folder. And the <text:span text:style-name="Source_20_Text">User</text:span> class is namespaced with <text:span text:style-name="Source_20_Text">Acme/Auth</text:span>. Notice how namespaces map to the directory structure. This also helps you find a class file more quickly by looking at its namespace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cme\Auth;</text:span></text:p>
      <text:p text:style-name="Preformatted_20_Text"/>
      <text:p text:style-name="Preformatted_20_Text"><text:span text:style-name="Source_20_Text">class User</text:span></text:p>
      <text:p text:style-name="Preformatted_20_Text"><text:span text:style-name="Source_20_Text">{</text:span></text:p>
      <text:p text:style-name="Preformatted_20_Text"><text:span text:style-name="Source_20_Text"><text:s text:c="4"/>// implementation</text:span></text:p>
      <text:p text:style-name="Preformatted_20_Text"><text:span text:style-name="Source_20_Text"><text:s text:c="4"/>// ...</text:span></text:p>
      <text:p text:style-name="Preformatted_20_Text"><text:span text:style-name="Source_20_Text">}</text:span></text:p>
      <text:p text:style-name="P1"><text:bookmark text:name="shcb-language-181"/>Code language: PHP (php)</text:p>
      <text:p text:style-name="Text_20_body">Third, the <text:span text:style-name="Source_20_Text">Comment.php</text:span> is under the <text:span text:style-name="Source_20_Text">Acme/Blog</text:span> folder. The <text:span text:style-name="Source_20_Text">Comment</text:span> class has the namespace <text:span text:style-name="Source_20_Text">Acme\Blog</text:span>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cme\Blog;</text:span></text:p>
      <text:p text:style-name="Preformatted_20_Text"/>
      <text:p text:style-name="Preformatted_20_Text"><text:span text:style-name="Source_20_Text">class Comment</text:span></text:p>
      <text:p text:style-name="Preformatted_20_Text"><text:span text:style-name="Source_20_Text">{</text:span></text:p>
      <text:p text:style-name="Preformatted_20_Text"><text:span text:style-name="Source_20_Text"><text:s text:c="4"/>// implementation</text:span></text:p>
      <text:p text:style-name="Preformatted_20_Text"><text:soft-page-break/><text:span text:style-name="Source_20_Text"><text:s text:c="4"/>// ...</text:span></text:p>
      <text:p text:style-name="Preformatted_20_Text"><text:span text:style-name="Source_20_Text">}</text:span></text:p>
      <text:p text:style-name="P1"><text:bookmark text:name="shcb-language-191"/>Code language: PHP (php)</text:p>
      <text:p text:style-name="Text_20_body">Fourth, the <text:span text:style-name="Source_20_Text">composer.json</text:span> file looks like the following:</text:p>
      <text:p text:style-name="Preformatted_20_Text"><text:span text:style-name="Source_20_Text">{</text:span></text:p>
      <text:p text:style-name="Preformatted_20_Text"><text:span text:style-name="Source_20_Text"><text:s text:c="4"/>"autoload": {</text:span></text:p>
      <text:p text:style-name="Preformatted_20_Text"><text:span text:style-name="Source_20_Text"><text:s text:c="8"/>"psr-4": {</text:span></text:p>
      <text:p text:style-name="Preformatted_20_Text"><text:span text:style-name="Source_20_Text"><text:s text:c="12"/>"Acme\\":"app/Acme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bookmark text:name="shcb-language-201"/>Code language: PHP (php)</text:p>
      <text:p text:style-name="Text_20_body">Instead using the <text:span text:style-name="Source_20_Text">classmap</text:span>, the <text:span text:style-name="Source_20_Text">composer.json</text:span> file now uses <text:span text:style-name="Source_20_Text">psr-4</text:span>. The <text:span text:style-name="Source_20_Text">psr-4</text:span> maps the namespace <text:span text:style-name="Source_20_Text">"Acme\\"</text:span> to the <text:span text:style-name="Source_20_Text">"app/Acme"</text:span> folder.</text:p>
      <text:p text:style-name="Text_20_body">Note that the second backslash (<text:span text:style-name="Source_20_Text">\</text:span>) in the <text:span text:style-name="Source_20_Text">Acme\</text:span> namespace is used to escape the first backslash (<text:span text:style-name="Source_20_Text">\</text:span>).</text:p>
      <text:p text:style-name="Text_20_body">Fifth, to use the <text:span text:style-name="Source_20_Text">User</text:span> and <text:span text:style-name="Source_20_Text">Comment</text:span> classes in the <text:span text:style-name="Source_20_Text">index.php</text:span> file, you need to run the <text:span text:style-name="Source_20_Text">composer dump-autoload</text:span> command to generate the autoload.php file:</text:p>
      <text:p text:style-name="Preformatted_20_Text"><text:span text:style-name="Source_20_Text">composer dump-autoload</text:span></text:p>
      <text:p text:style-name="P1"><text:bookmark text:name="shcb-language-211"/>Code language: PHP (php)</text:p>
      <text:p text:style-name="Text_20_body">Since the <text:span text:style-name="Source_20_Text">User</text:span> and <text:span text:style-name="Source_20_Text">Comment</text:span> classes have namespaces, you need to have the <text:span text:style-name="Source_20_Text">use</text:span> statements in <text:span text:style-name="Source_20_Text">index.php</text:span> as follows: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 './app/bootstrap.php';</text:span></text:p>
      <text:p text:style-name="Preformatted_20_Text"/>
      <text:p text:style-name="Preformatted_20_Text"><text:span text:style-name="Source_20_Text">use Acme\Auth\User as User;</text:span></text:p>
      <text:p text:style-name="Preformatted_20_Text"><text:span text:style-name="Source_20_Text">use Acme\Blog\Comment as Comment;</text:span></text:p>
      <text:p text:style-name="Preformatted_20_Text"/>
      <text:p text:style-name="Preformatted_20_Text"><text:span text:style-name="Source_20_Text">$user = new User('admin', '$ecurePa$$w0rd1');</text:span></text:p>
      <text:p text:style-name="Preformatted_20_Text"/>
      <text:p text:style-name="Preformatted_20_Text"><text:span text:style-name="Source_20_Text">$comment = new Comment('&lt;h1&gt;Hello&lt;/h1&gt;');</text:span></text:p>
      <text:p text:style-name="Preformatted_20_Text"><text:span text:style-name="Source_20_Text">echo $comment-&gt;getComment();</text:span></text:p>
      <text:p text:style-name="P1"><text:bookmark text:name="shcb-language-221"/>Code language: PHP (php)</text:p>
      <text:h text:style-name="Heading_20_2" text:outline-level="2">Summary</text:h>
      <text:list xml:id="list2529218803" text:style-name="L3">
        <text:list-item>
          <text:p text:style-name="P9">Composer is a dependency management tool in PHP.</text:p>
        </text:list-item>
        <text:list-item>
          <text:p text:style-name="P9">Use PSR-4 for organizing directory and class files.</text:p>
        </text:list-item>
        <text:list-item>
          <text:p text:style-name="P6">Use the <text:span text:style-name="Source_20_Text">composer dump-autoload</text:span> command to generate the <text:span text:style-name="Source_20_Text">autoload.php</text:span> file.</text:p>
        </text:list-item>
      </text:list>
      <text:p text:style-name="Standard"><text:a xlink:type="simple" xlink:href="https://www.phptutorial.net/php-oop/php-composer-autoload/" text:style-name="Internet_20_link" text:visited-style-name="Visited_20_Internet_20_Link">https://www.phptutorial.net/php-oop/php-composer-autoload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07:19:20.576793256</meta:creation-date>
    <dc:date>2022-07-28T07:20:35.128422458</dc:date>
    <meta:editing-duration>PT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3" meta:paragraph-count="417" meta:word-count="2443" meta:character-count="16536" meta:non-whitespace-character-count="13980"/>
  </office:meta>
</office:document-meta>
</file>